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14aa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gram → main <text:span text:style-name="T1">( )</text:span> Compound-stmt<text:line-break/>Compound-stmt → { Local-declarations Stmt-list }<text:line-break/>Local-declarations → Local-declarations Var-declarations | ε<text:line-break/>Var-declaration<text:span text:style-name="T1">s</text:span> → Type-specifier ID ; | Type-specifier ID [Num] ;<text:line-break/>Type-specifier → int | void | bool | float<text:line-break/>Stmt-list → Stmt-list Stmt | ε<text:line-break/>Stmt → Expression-stmt | Compound-stmt | Selection-Stmt | Iteration-stmt | Return-stmt | Break-stmt<text:line-break/>Selection-stmt → if ( Expression ) Compound-stmt | if ( Expression ) Compound-stmt else Compound-<text:span text:style-name="T1">s</text:span>tmt<text:line-break/>Iteration<text:span text:style-name="T1">-stmt</text:span> → while ( Expression ) Compound-stmt<text:line-break/>Return-stmt → <text:s/>return ; | return <text:span text:style-name="T1">E</text:span>xpression ;<text:line-break/>Break-stmt → break ;<text:line-break/>Expression-stmt → Var = Expression ;<text:line-break/>Expression → Operand Operator Operand | Operand<text:line-break/>Operand → Num | Var<text:line-break/>Var → ID | ID [ Num ]<text:line-break/>Operator → RelOp | LogicOp | ArithOp<text:line-break/>RelOp → &lt;= | &lt; | &gt;= | &gt; | != | ==<text:line-break/>LogicOp → &amp;&amp; | ||<text:line-break/>ArithOp → + | - | * | / | 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6T15:32:45</meta:creation-date>
    <dc:date>2013-06-26T15:44:29</dc:date>
    <meta:editing-duration>P0D</meta:editing-duration>
    <meta:editing-cycles>1</meta:editing-cycles>
    <meta:document-statistic meta:table-count="0" meta:image-count="0" meta:object-count="0" meta:page-count="1" meta:paragraph-count="1" meta:word-count="152" meta:character-count="848" meta:non-whitespace-character-count="696"/>
    <meta:generator>LibreOffice/4.0.4.2$Linux_X86_64 LibreOffice_project/400m0$Build-2</meta:generator>
  </office:meta>
</office:document-meta>
</file>